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UI" svg:font-family="'Noto Sans Arabic UI'" style:font-family-generic="system" style:font-pitch="variable"/>
  </office:font-face-decls>
  <office:automatic-styles>
    <style:style style:name="P1" style:family="paragraph" style:parent-style-name="Standard">
      <style:text-properties officeooo:paragraph-rsid="00032a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a “fábrica pesada” de 600 metros cuadrados. Los obreros llegan, cada uno a su estación de trabajo: estaciones automatizadas, pero que aún requieren presencia humana para tareas fundamentales como la alimentación de los crisoles, los hornos, y el vertido del metal fundido en los moldes.</text:p>
      <text:p text:style-name="P1">Rafael entra a su puesto de trabajo, ya vestido con los delantales pesados de cuero, la máscara de filtrado y el casco con película protectora de 4 mm frente al rostro. Toma unas tenazas, sujeta el crisol y se dirige a la estación de carga, donde agrega 3 kg de hierro al pequeño recipiente.</text:p>
      <text:p text:style-name="P1">Luego camina hacia el horno. Introduce el crisol, baja la compuerta y enciende el horno. Lo programa a una temperatura de 7800 °C, dejando que el metal se derrita muy por encima de su punto de fusión, purificando el hierro tanto como sea posible. Rafael apaga el horno, pero no retira inmediatamente el crisol. Primero, oprime un botón y un 2 % del peso del hierro, en forma de carbón vegetal, es añadido al metal incandescente. Luego vuelve a encender el horno, esta vez a una temperatura de 3400 °C, transformando así el hierro en acero al carbono básico.</text:p>
      <text:p text:style-name="P1">Posteriormente, abre la puerta del horno. Un extractor con aspas, capaz de evacuar 3 m³ de gas por segundo, enfría los gases internos, ya que de otro modo el shock térmico habría matado a Rafael en un segundo tras abrir la puerta. Con sus tenazas, retira el crisol, que contiene acero fundido a unos 2000 °C, y camina unos pasos hasta su próxima estación.</text:p>
      <text:p text:style-name="P1">Allí se encuentra un generador de campos eléctricos de altísima potencia (2000 MW), que crea moldes electromagnéticos programables. Esto significa que el molde adopta la forma deseada e incluso puede expandirse gradualmente para que el vertido complete en una sola pasada lo que se desea producir. Al finalizar, se apaga el generador, el molde desaparece, y la pieza queda lista para su uso inmediato (aunque no se recomienda apagar el molde hasta que la aleación esté a temperatura ambiente).</text:p>
      <text:p text:style-name="P1">Rafael vierte el metal en el molde: una figura trapezoidal tridimensional, cuyos extremos están plegados sobre sí mismos, formando una sección semicircular. En la parte posterior se observa un círculo vacío, un hueco literal. ... (Contenido truncado por espacio, el texto completo se agregará en el próximo pas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Arabic UI" svg:font-family="'Noto Sans Arabic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AR" style:font-name-asian="DejaVu Sans" style:font-size-asian="12pt" style:language-asian="zh" style:country-asian="CN" style:font-name-complex="Noto Sans Arabic UI"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6-08T22:31:51.317663467</dc:date>
    <meta:editing-duration>PT35S</meta:editing-duration>
    <meta:editing-cycles>1</meta:editing-cycles>
    <meta:document-statistic meta:table-count="0" meta:image-count="0" meta:object-count="0" meta:page-count="1" meta:paragraph-count="6" meta:word-count="390" meta:character-count="2297" meta:non-whitespace-character-count="1914"/>
  </office:meta>
</office:document-meta>
</file>